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Roboto Medium" svg:font-family="Roboto Medium" style:font-family-generic="system" style:font-pitch="variable"/>
    <style:font-face style:name="Roboto" svg:font-family="Roboto"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Listeafsnit" style:family="paragraph"/>
    <style:style style:name="P5" style:parent-style-name="Listeafsnit" style:family="paragraph"/>
    <style:style style:name="P6" style:parent-style-name="Listeafsnit" style:family="paragraph"/>
    <style:style style:name="P7" style:parent-style-name="Listeafsnit" style:family="paragraph"/>
    <style:style style:name="P8" style:parent-style-name="Listeafsnit" style:family="paragraph"/>
    <style:style style:name="P9" style:parent-style-name="Listeafsnit" style:family="paragraph"/>
    <style:style style:name="P10" style:parent-style-name="Listeafsnit" style:family="paragraph"/>
    <style:style style:name="P11" style:parent-style-name="Listeafsnit" style:family="paragraph"/>
    <style:style style:name="P12" style:parent-style-name="Listeafsnit" style:family="paragraph"/>
    <style:style style:name="P13" style:parent-style-name="Listeafsnit" style:family="paragraph"/>
    <style:style style:name="P14" style:parent-style-name="Listeafsnit" style:family="paragraph"/>
    <style:style style:name="P15" style:parent-style-name="Normal" style:family="paragraph">
      <style:paragraph-properties fo:border-top="none" fo:border-left="none" fo:border-bottom="0.0208in solid #000000" fo:border-right="none" fo:padding-top="0in" fo:padding-left="0in" fo:padding-bottom="0.0138in" fo:padding-right="0in" style:shadow="none"/>
    </style:style>
  </office:automatic-styles>
  <office:body>
    <office:text text:use-soft-page-breaks="true">
      <text:p text:style-name="P1"/>
      <text:p text:style-name="P2">Masonry is a JavaScript grid layout library. It works by placing elements in optimal position based on available vertical space, sort of like a mason fitting stones in a wall. You’ve probably seen it in use all over the Internet.</text:p>
      <text:p text:style-name="P3"/>
      <text:p text:style-name="Normal">Masonry er et JavaScript billedgalleri. Det fungerer ved at placere de enkelte billeder optimalt i forhold til deres størrelse og den plads som der er til rådighed. Når brugeren ændrer på størrelsen af vinduet, flyttes der rundt på placeringen af de enkelte billeder, hvis der er behov for det</text:p>
      <text:p text:style-name="Normal"/>
      <text:p text:style-name="Normal"/>
      <text:p text:style-name="Normal">Responsivt billedgalleri, skifter mellem to forskellige former for gallerier. Slider galleri ved mobil størrelse og Masonry galleri ved desktop størrelse</text:p>
      <text:p text:style-name="Normal"/>
      <text:p text:style-name="Normal"/>
      <text:p text:style-name="Normal"/>
      <text:p text:style-name="Normal">https://greensock.com/gsap/</text:p>
      <text:p text:style-name="Normal"/>
      <text:p text:style-name="Normal">&lt;p&gt;Udvikling af portfolio over forskellige projekter som jeg har kodet gennem tiden.&lt;/p&gt; &lt;p&gt;På forsiden, er fokus lagt på animation og interaktion gennem teknologier som GSAP og React.&lt;/p&gt;&lt;p&gt;GSAP (GreenSock Animation Platform) er et professional JavaScript animations fremwork, der stort set kan animere alt webindhold som du smider i hoved på det&lt;/p&gt;</text:p>
      <text:p text:style-name="Normal"/>
      <text:p text:style-name="Normal"/>
      <text:p text:style-name="Normal">React er et open source, Javascript-bibliotek, udviklet og vedligeholdt af Facebook.<text:s/></text:p>
      <text:p text:style-name="Normal">Der er mange fordele ved at bruge et udviklingsværktøj som React:</text:p>
      <text:list text:style-name="LFO1" text:continue-numbering="true">
        <text:list-item>
          <text:p text:style-name="P4">Den modulære opbygning af React, understøtter genbrug og tilpasning af udviklet moduler, hvilket sparer tid og resurser <text:s/></text:p>
        </text:list-item>
        <text:list-item>
          <text:p text:style-name="P5">Opdateringer af DOM elementer med JavaScript, kan godt være meget resurse krævende for browseren. Dette kan forsinke responstiden og forstyrre brugerens oplevelse af interaktionens flowet.<text:s/></text:p>
        </text:list-item>
      </text:list>
      <text:p text:style-name="Listeafsnit">React bruger den interne hukommelse i browseren til at, danne en virtuel model af den virkelige DOM. Når der skal ændres i den virkelige DOM, udregnes først den mest optimale måde at gøre dette på og først derefter fortages der ændringer i den virkelige DOM.<text:s/></text:p>
      <text:p text:style-name="Listeafsnit"/>
      <text:p text:style-name="Listeafsnit"/>
      <text:p text:style-name="Listeafsnit"/>
      <text:list text:style-name="LFO1" text:continue-numbering="true">
        <text:list-item>
          <text:p text:style-name="P6">kun elementer som er ændret, bliver opdateret</text:p>
        </text:list-item>
      </text:list>
      <text:p text:style-name="Normal"/>
      <text:p text:style-name="Normal"/>
      <text:p text:style-name="Normal"/>
      <text:p text:style-name="Normal"/>
      <text:p text:style-name="Normal"/>
      <text:p text:style-name="Normal"/>
      <text:p text:style-name="Normal"><text:s/>og kan derfor forsinke responstiden og<text:s/></text:p>
      <text:p text:style-name="Normal"/>
      <text:p text:style-name="Normal">React er indrettet til applikationer der kræver hyppige UI-opdateringer samt dem med meget intensiv brugerinteraktion, og den vil også virke godt i en hvilken som helst anden sammenhæng der kræver højtydende rendering. React gør dette ved at anvende Virtual DOM -- en teknologi som<text:s/><text:soft-page-break/>først renderer opdateringer i hukommelsen, sammenligner dem så med tidligere tilstande og beregner så den mest effektive måde at anvende de identificerede ændringer. Denne proces minimerer read-write tiderne.</text:p>
      <text:p text:style-name="Normal"/>
      <text:p text:style-name="Normal"/>
      <text:p text:style-name="Normal"/>
      <text:p text:style-name="Normal">Den modulære opbygning af React gør genbrug og tilpasning af moduler<text:s/></text:p>
      <text:p text:style-name="Normal"/>
      <text:p text:style-name="Normal"/>
      <text:p text:style-name="Normal"/>
      <text:p text:style-name="Normal">det til et af de bedste fleksible værktøjer, der findes.</text:p>
      <text:p text:style-name="Normal"/>
      <text:p text:style-name="Normal">Det er fleksibelt og komponent baseret, hvilket gør<text:s/></text:p>
      <text:p text:style-name="Normal"/>
      <text:p text:style-name="Normal">som udviklet til at bygge brugergrænseflader til enkeltsideapplikationer.<text:s/></text:p>
      <text:p text:style-name="Normal"/>
      <text:p text:style-name="Normal">Vedligeholdt af Facebook er biblioteket open source, men det er kun beregnet til applikationens visningslag. React JS er det oplagte valg til frontend- og enkeltsideudvikling på grund af et væld af fordele.</text:p>
      <text:p text:style-name="Normal"/>
      <text:p text:style-name="Normal"/>
      <text:p text:style-name="Normal"/>
      <text:p text:style-name="Normal"/>
      <text:p text:style-name="Normal">React er et open source, komponentbaseret front-end Javascript-bibliotek, som udviklere bruger til at bygge brugergrænseflader til enkeltsideapplikationer. Vedligeholdt af Facebook er biblioteket open source, men det er kun beregnet til applikationens visningslag. React JS er det oplagte valg til frontend- og enkeltsideudvikling på grund af et væld af fordele.</text:p>
      <text:p text:style-name="Normal"/>
      <text:p text:style-name="Normal"/>
      <text:h text:style-name="Overskrift1" text:outline-level="1">Intro tekst til informations panel<text:s/></text:h>
      <text:p text:style-name="Normal">Animation, video og bevægelse er nogen af de stærkeste virkemidler vi kan bruge i et kommunikationsflow og et vigtigt værktøj i enhver markedsføring.<text:s/></text:p>
      <text:p text:style-name="Normal"/>
      <text:p text:style-name="Normal">På forsiden har jeg udforsket Animations frameworket GSAP, som stort set kan animere alt.<text:s/></text:p>
      <text:p text:style-name="Normal"/>
      <text:p text:style-name="Normal">Siden er opdel i en række paneler, som hver især formidler en stemning gennem grafik og animation. Nogen af panelerne har link til projekter som jeg har skabt gennem tiden og der kommer løbende flere til</text:p>
      <text:p text:style-name="Normal"/>
      <text:p text:style-name="Normal">På forsiden har jeg bl.a. brugte teknologi som</text:p>
      <text:list text:style-name="LFO1" text:continue-numbering="true">
        <text:list-item>
          <text:p text:style-name="P7">GSAP</text:p>
        </text:list-item>
        <text:list-item>
          <text:p text:style-name="P8">React</text:p>
        </text:list-item>
        <text:list-item>
          <text:p text:style-name="P9">React-router-dom</text:p>
        </text:list-item>
        <text:list-item>
          <text:p text:style-name="P10">Scroll-triggers</text:p>
        </text:list-item>
        <text:list-item>
          <text:p text:style-name="P11">Bootstrap</text:p>
        </text:list-item>
        <text:list-item>
          <text:p text:style-name="P12">JavaScript</text:p>
        </text:list-item>
        <text:list-item>
          <text:p text:style-name="P13">SCSS</text:p>
        </text:list-item>
        <text:list-item>
          <text:p text:style-name="P14">Underscore</text:p>
        </text:list-item>
      </text:list>
      <text:p text:style-name="Normal"/>
      <text:p text:style-name="Normal"/>
      <text:p text:style-name="Normal"/>
      <text:p text:style-name="Normal">Billeder fanger opmærksomheden mange gange<text:s/></text:p>
      <text:p text:style-name="Normal"/>
      <text:p text:style-name="Normal">er kerne ingredienser<text:s/></text:p>
      <text:p text:style-name="Normal">Opbygningen af dette site</text:p>
      <text:p text:style-name="Normal"/>
      <text:p text:style-name="Normal"/>
      <text:p text:style-name="Listeafsnit"/>
      <text:p text:style-name="Normal">Forsiden har fokus på animation<text:s/></text:p>
      <text:p text:style-name="Normal">Animation er en vigtig del af enhver formidling</text:p>
      <text:p text:style-name="Normal">Formidler en stemning</text:p>
      <text:p text:style-name="P15"/>
      <text:p text:style-name="Normal"/>
      <text:p text:style-name="Normal">Gallery</text:p>
      <text:p text:style-name="Normal"/>
      <text:p text:style-name="Normal">Naturen indvandrere byen</text:p>
      <text:p text:style-name="Normal">Sangfugl i mange farver, skaber live i den ellers grå betonmur<text:s/></text:p>
      <text:p text:style-name="Normal"/>
      <text:p text:style-name="Normal"/>
      <text:p text:style-name="Normal">Drømmen om det åbne hav</text:p>
      <text:p text:style-name="Normal">Delfinernes leg</text:p>
      <text:p text:style-name="Normal"/>
      <text:p text:style-name="Normal">Ravnen og edderkoppen<text:s/></text:p>
      <text:p text:style-name="Normal">Byen er befolket med mange forskellige dyr, fugle, insekter, mus, katte og nu også denne silhuet af en rav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Roboto Medium" svg:font-family="Roboto Medium" style:font-family-generic="system" style:font-pitch="variable"/>
    <style:font-face style:name="Roboto" svg:font-family="Roboto"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widows="2" fo:orphans="2" fo:margin-top="0.1138in" fo:margin-bottom="0.177in"/>
      <style:text-properties style:font-name="Arial" style:font-name-asian="SimSun" style:font-name-complex="Arial" fo:font-weight="bold" style:font-weight-asian="bold" fo:color="#000000" fo:font-size="20pt" style:font-size-asian="20pt" style:font-size-complex="14pt" fo:hyphenate="false"/>
    </style:style>
    <style:style style:name="Overskrift2" style:display-name="Overskrift 2" style:family="paragraph" style:parent-style-name="Normal" style:next-style-name="Normal" style:default-outline-level="2">
      <style:paragraph-properties fo:keep-with-next="always" fo:keep-together="always" fo:widows="2" fo:orphans="2" fo:line-height="0.1944in">
        <style:tab-stops>
          <style:tab-stop style:type="left" style:leader-style="dotted" style:leader-text="." style:position="2.1659in"/>
        </style:tab-stops>
      </style:paragraph-properties>
      <style:text-properties style:font-name="Arial" style:font-name-asian="SimSun" style:font-name-complex="Arial" fo:font-weight="bold" style:font-weight-asian="bold" fo:color="#000000" fo:font-size="16pt" style:font-size-asian="16pt" style:font-size-complex="10pt" fo:hyphenate="false"/>
    </style:style>
    <style:style style:name="Overskrift3" style:display-name="Overskrift 3" style:family="paragraph" style:parent-style-name="Normal" style:next-style-name="Normal" style:default-outline-level="3">
      <style:paragraph-properties fo:keep-with-next="always" fo:keep-together="always" fo:widows="2" fo:orphans="2" fo:margin-top="0.0277in"/>
      <style:text-properties style:font-name="Roboto Medium" style:font-name-complex="Times New Roman" fo:color="#000000" fo:font-size="18pt" style:font-size-asian="18pt" style:language-asian="da" style:country-asian="DK" fo:hyphenate="false"/>
    </style:style>
    <style:style style:name="Overskrift4" style:display-name="Overskrift 4" style:family="paragraph" style:parent-style-name="Normal" style:next-style-name="Normal" style:default-outline-level="4">
      <style:paragraph-properties fo:keep-with-next="always" fo:keep-together="always" fo:widows="2" fo:orphans="2" fo:margin-top="0.0277in"/>
      <style:text-properties style:font-name="Roboto" style:font-name-complex="Times New Roman" fo:font-weight="bold" style:font-weight-asian="bold" fo:font-style="italic" style:font-style-asian="italic" style:font-style-complex="italic" fo:color="#000000" style:language-asian="da" style:country-asian="DK" fo:hyphenate="false"/>
    </style:style>
    <style:style style:name="Normal" style:display-name="Normal" style:family="paragraph">
      <style:paragraph-properties fo:widows="0" fo:orphans="0" style:vertical-align="baseline" fo:margin-bottom="0in" fo:line-height="100%"/>
      <style:text-properties style:font-name="Times New Roman" style:font-name-complex="Tahoma" style:letter-kerning="true" fo:font-size="12pt" style:font-size-asian="12pt" style:font-size-complex="12pt" fo:hyphenate="false"/>
    </style:style>
    <style:style style:name="Standardskrifttypeiafsnit" style:display-name="Standardskrifttype i afsnit" style:family="text"/>
    <style:style style:name="Overskrift4Tegn" style:display-name="Overskrift 4 Tegn" style:family="text" style:parent-style-name="Standardskrifttypeiafsnit">
      <style:text-properties style:font-name="Roboto" style:font-name-complex="Times New Roman" fo:font-weight="bold" style:font-weight-asian="bold" fo:font-style="italic" style:font-style-asian="italic" style:font-style-complex="italic" fo:color="#000000" style:letter-kerning="true" fo:font-size="12pt" style:font-size-asian="12pt" style:font-size-complex="12pt" style:language-asian="da" style:country-asian="DK"/>
    </style:style>
    <style:style style:name="Overskrift1Tegn" style:display-name="Overskrift 1 Tegn" style:family="text" style:parent-style-name="Standardskrifttypeiafsnit">
      <style:text-properties style:font-name="Arial" style:font-name-asian="SimSun" style:font-name-complex="Arial" fo:font-weight="bold" style:font-weight-asian="bold" fo:color="#000000" style:letter-kerning="true" fo:font-size="20pt" style:font-size-asian="20pt" style:font-size-complex="14pt"/>
    </style:style>
    <style:style style:name="Overskrift2Tegn" style:display-name="Overskrift 2 Tegn" style:family="text" style:parent-style-name="Standardskrifttypeiafsnit">
      <style:text-properties style:font-name="Arial" style:font-name-asian="SimSun" style:font-name-complex="Arial" fo:font-weight="bold" style:font-weight-asian="bold" fo:color="#000000" style:letter-kerning="true" fo:font-size="16pt" style:font-size-asian="16pt" style:font-size-complex="10pt"/>
    </style:style>
    <style:style style:name="Overskrift3Tegn" style:display-name="Overskrift 3 Tegn" style:family="text" style:parent-style-name="Standardskrifttypeiafsnit">
      <style:text-properties style:font-name="Roboto Medium" style:font-name-complex="Times New Roman" fo:color="#000000" style:letter-kerning="true" fo:font-size="18pt" style:font-size-asian="18pt" style:font-size-complex="12pt" style:language-asian="da" style:country-asian="DK"/>
    </style:style>
    <style:style style:name="Listeafsnit" style:display-name="Listeafsnit"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en hjalmar larsen</meta:initial-creator>
    <dc:creator>steen hjalmar larsen</dc:creator>
    <meta:creation-date>2022-10-28T13:56:00Z</meta:creation-date>
    <dc:date>2022-11-11T14:17:00Z</dc:date>
    <meta:template xlink:href="Normal" xlink:type="simple"/>
    <meta:editing-cycles>38</meta:editing-cycles>
    <meta:editing-duration>PT513300S</meta:editing-duration>
    <meta:document-statistic meta:page-count="3" meta:paragraph-count="8" meta:word-count="607" meta:character-count="4305" meta:row-count="30" meta:non-whitespace-character-count="3706"/>
  </office:meta>
</office:document-meta>
</file>